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e72f" officeooo:paragraph-rsid="0010e72f"/>
    </style:style>
    <style:style style:name="P2" style:family="paragraph" style:parent-style-name="Standard">
      <style:paragraph-properties style:line-height-at-least="0.335cm"/>
      <style:text-properties fo:color="#ffffff" loext:opacity="100%" style:font-name="Consolas" fo:font-size="12pt" fo:font-weight="normal" fo:background-color="#000000" style:font-size-asian="12pt" style:font-size-complex="12pt"/>
    </style:style>
    <style:style style:name="P3" style:family="paragraph" style:parent-style-name="Standard">
      <style:paragraph-properties fo:margin-top="0cm" fo:margin-bottom="0.499cm" style:contextual-spacing="false" style:line-height-at-least="0.335cm"/>
      <style:text-properties fo:color="#ffffff" loext:opacity="100%" style:font-name="Consolas" fo:font-size="12pt" fo:font-weight="normal" fo:background-color="#000000" style:font-size-asian="12pt" style:font-size-complex="12pt"/>
    </style:style>
    <style:style style:name="P4" style:family="paragraph" style:parent-style-name="Standard">
      <style:paragraph-properties style:line-height-at-least="0.335cm"/>
      <style:text-properties fo:color="#ffffff" loext:opacity="100%" fo:font-size="12pt" fo:background-color="#000000" style:font-size-asian="12pt" style:font-size-complex="12pt"/>
    </style:style>
    <style:style style:name="P5" style:family="paragraph" style:parent-style-name="Standard">
      <style:text-properties fo:color="#569cd6" loext:opacity="100%" style:font-name="Consolas" fo:font-size="12pt" fo:font-weight="normal" officeooo:rsid="0010e72f" officeooo:paragraph-rsid="0010e72f" fo:background-color="#000000" style:font-size-asian="12pt" style:font-size-complex="12pt"/>
    </style:style>
    <style:style style:name="P6" style:family="paragraph" style:parent-style-name="Standard">
      <style:paragraph-properties style:line-height-at-least="0.335cm"/>
      <style:text-properties fo:color="#7ca668" loext:opacity="100%" style:font-name="Consolas" fo:font-size="12pt" fo:font-weight="normal" fo:background-color="#000000" style:font-size-asian="12pt" style:font-size-complex="12pt"/>
    </style:style>
    <style:style style:name="P7" style:family="paragraph" style:parent-style-name="Standard">
      <style:paragraph-properties style:line-height-at-least="0.335cm"/>
      <style:text-properties fo:font-size="12pt" style:font-size-asian="12pt" style:font-size-complex="12pt"/>
    </style:style>
    <style:style style:name="P8" style:family="paragraph" style:parent-style-name="Standard">
      <style:paragraph-properties fo:margin-top="0cm" fo:margin-bottom="0.499cm" style:contextual-spacing="false" style:line-height-at-least="0.335cm"/>
      <style:text-properties fo:font-size="12pt" style:font-size-asian="12pt" style:font-size-complex="12pt"/>
    </style:style>
    <style:style style:name="P9" style:family="paragraph" style:parent-style-name="Standard">
      <style:text-properties fo:font-size="12pt" officeooo:rsid="0010e72f" officeooo:paragraph-rsid="0010e72f" style:font-size-asian="12pt" style:font-size-complex="12pt"/>
    </style:style>
    <style:style style:name="T1" style:family="text">
      <style:text-properties fo:color="#569cd6" loext:opacity="100%"/>
    </style:style>
    <style:style style:name="T2" style:family="text">
      <style:text-properties fo:color="#569cd6" loext:opacity="100%" style:font-name="Consolas" fo:font-size="7pt" fo:font-weight="normal"/>
    </style:style>
    <style:style style:name="T3" style:family="text">
      <style:text-properties fo:color="#569cd6" loext:opacity="100%" style:font-name="Consolas" fo:font-weight="normal"/>
    </style:style>
    <style:style style:name="T4" style:family="text">
      <style:text-properties fo:color="#4ec9b0" loext:opacity="100%"/>
    </style:style>
    <style:style style:name="T5" style:family="text">
      <style:text-properties style:font-name="Consolas" fo:font-weight="normal"/>
    </style:style>
    <style:style style:name="T6" style:family="text">
      <style:text-properties style:font-name="Consolas" fo:font-size="7pt" fo:font-weight="normal"/>
    </style:style>
    <style:style style:name="T7" style:family="text">
      <style:text-properties fo:color="#9cdcfe" loext:opacity="100%"/>
    </style:style>
    <style:style style:name="T8" style:family="text">
      <style:text-properties fo:color="#9cdcfe" loext:opacity="100%" style:font-name="Consolas" fo:font-size="7pt" fo:font-weight="normal"/>
    </style:style>
    <style:style style:name="T9" style:family="text">
      <style:text-properties fo:color="#9cdcfe" loext:opacity="100%" style:font-name="Consolas" fo:font-weight="normal"/>
    </style:style>
    <style:style style:name="T10" style:family="text">
      <style:text-properties fo:color="#dcdcaa" loext:opacity="100%"/>
    </style:style>
    <style:style style:name="T11" style:family="text">
      <style:text-properties fo:color="#dcdcaa" loext:opacity="100%" style:font-name="Consolas" fo:font-size="7pt" fo:font-weight="normal"/>
    </style:style>
    <style:style style:name="T12" style:family="text">
      <style:text-properties fo:color="#dcdcaa" loext:opacity="100%" style:font-name="Consolas" fo:font-weight="normal"/>
    </style:style>
    <style:style style:name="T13" style:family="text">
      <style:text-properties fo:color="#d4d4d4" loext:opacity="100%"/>
    </style:style>
    <style:style style:name="T14" style:family="text">
      <style:text-properties fo:color="#d4d4d4" loext:opacity="100%" style:font-name="Consolas" fo:font-size="7pt" fo:font-weight="normal"/>
    </style:style>
    <style:style style:name="T15" style:family="text">
      <style:text-properties fo:color="#d4d4d4" loext:opacity="100%" style:font-name="Consolas" fo:font-weight="normal"/>
    </style:style>
    <style:style style:name="T16" style:family="text">
      <style:text-properties fo:color="#b5cea8" loext:opacity="100%"/>
    </style:style>
    <style:style style:name="T17" style:family="text">
      <style:text-properties fo:color="#b5cea8" loext:opacity="100%" style:font-name="Consolas" fo:font-size="7pt" fo:font-weight="normal"/>
    </style:style>
    <style:style style:name="T18" style:family="text">
      <style:text-properties fo:color="#b5cea8" loext:opacity="100%" style:font-name="Consolas" fo:font-weight="normal"/>
    </style:style>
    <style:style style:name="T19" style:family="text">
      <style:text-properties fo:color="#c586c0" loext:opacity="100%"/>
    </style:style>
    <style:style style:name="T20" style:family="text">
      <style:text-properties fo:color="#c586c0" loext:opacity="100%" style:font-name="Consolas" fo:font-size="7pt" fo:font-weight="normal"/>
    </style:style>
    <style:style style:name="T21" style:family="text">
      <style:text-properties fo:color="#c586c0" loext:opacity="100%" style:font-name="Consolas" fo:font-weight="normal"/>
    </style:style>
    <style:style style:name="T22" style:family="text">
      <style:text-properties fo:color="#ce9178" loext:opacity="100%"/>
    </style:style>
    <style:style style:name="T23" style:family="text">
      <style:text-properties fo:color="#ce9178" loext:opacity="100%" style:font-name="Consolas" fo:font-size="7pt" fo:font-weight="normal"/>
    </style:style>
    <style:style style:name="T24" style:family="text">
      <style:text-properties fo:color="#ce9178" loext:opacity="100%" style:font-name="Consolas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IER BICYCLE.PHP</text:p>
      <text:p text:style-name="P1"/>
      <text:p text:style-name="P5">&lt;?php</text:p>
      <text:p text:style-name="P6">/* CLASS BICYCLE*/</text:p>
      <text:p text:style-name="P2"><text:span text:style-name="T1">class</text:span> <text:span text:style-name="T4">Bicycle</text:span> {    </text:p>
      <text:p text:style-name="P4">    <text:span text:style-name="T3">private</text:span><text:span text:style-name="T5"> </text:span><text:span text:style-name="T3">string</text:span><text:span text:style-name="T5"> </text:span><text:span text:style-name="T9">$color</text:span><text:span text:style-name="T5">;</text:span></text:p>
      <text:p text:style-name="P4">    <text:span text:style-name="T3">private</text:span><text:span text:style-name="T5"> </text:span><text:span text:style-name="T3">int</text:span><text:span text:style-name="T5"> </text:span><text:span text:style-name="T9">$currentSpeed</text:span><text:span text:style-name="T5">;</text:span></text:p>
      <text:p text:style-name="P4">    <text:span text:style-name="T3">private</text:span><text:span text:style-name="T5"> </text:span><text:span text:style-name="T3">int</text:span><text:span text:style-name="T5"> </text:span><text:span text:style-name="T9">$nbSeats</text:span><text:span text:style-name="T5">;</text:span></text:p>
      <text:p text:style-name="P4">    <text:span text:style-name="T3">private</text:span><text:span text:style-name="T5"> </text:span><text:span text:style-name="T3">int</text:span><text:span text:style-name="T5"> </text:span><text:span text:style-name="T9">$nbWheels</text:span><text:span text:style-name="T5">;</text:span></text:p>
      <text:p text:style-name="P4">    </text:p>
      <text:p text:style-name="P7"/>
      <text:p text:style-name="P4">    <text:span text:style-name="T3">public</text:span><text:span text:style-name="T5"> </text:span><text:span text:style-name="T3">function</text:span><text:span text:style-name="T5"> </text:span><text:span text:style-name="T12">__construct</text:span><text:span text:style-name="T5">(</text:span><text:span text:style-name="T3">string</text:span><text:span text:style-name="T5"> </text:span><text:span text:style-name="T9">$color</text:span><text:span text:style-name="T5">) {</text:span></text:p>
      <text:p text:style-name="P4">        <text:span text:style-name="T3">$this</text:span><text:span text:style-name="T15">-&gt;</text:span><text:span text:style-name="T9">color</text:span><text:span text:style-name="T5"> </text:span><text:span text:style-name="T15">=</text:span><text:span text:style-name="T5"> </text:span><text:span text:style-name="T9">$color</text:span><text:span text:style-name="T5">;</text:span></text:p>
      <text:p text:style-name="P4">    <text:span text:style-name="T5">}</text:span></text:p>
      <text:p text:style-name="P7"/>
      <text:p text:style-name="P4">    <text:span text:style-name="T3">public</text:span><text:span text:style-name="T5"> </text:span><text:span text:style-name="T3">function</text:span><text:span text:style-name="T5"> </text:span><text:span text:style-name="T12">forward</text:span><text:span text:style-name="T5">()</text:span><text:span text:style-name="T15">:</text:span><text:span text:style-name="T5"> </text:span><text:span text:style-name="T3">string</text:span></text:p>
      <text:p text:style-name="P2">{</text:p>
      <text:p text:style-name="P4">    <text:span text:style-name="T3">$this</text:span><text:span text:style-name="T15">-&gt;</text:span><text:span text:style-name="T9">currentSpeed</text:span><text:span text:style-name="T5"> </text:span><text:span text:style-name="T15">=</text:span><text:span text:style-name="T5"> </text:span><text:span text:style-name="T18">15</text:span><text:span text:style-name="T5">;</text:span></text:p>
      <text:p text:style-name="P7"/>
      <text:p text:style-name="P4">    <text:span text:style-name="T21">return</text:span><text:span text:style-name="T5"> </text:span><text:span text:style-name="T24">"Go !"</text:span><text:span text:style-name="T5">;</text:span></text:p>
      <text:p text:style-name="P2">}</text:p>
      <text:p text:style-name="P7"/>
      <text:p text:style-name="P2"><text:span text:style-name="T1">public</text:span> <text:span text:style-name="T1">function</text:span> <text:span text:style-name="T10">brake</text:span>()<text:span text:style-name="T13">:</text:span> <text:span text:style-name="T1">string</text:span></text:p>
      <text:p text:style-name="P2">{</text:p>
      <text:p text:style-name="P4">   <text:span text:style-name="T9">$sentence</text:span><text:span text:style-name="T5"> </text:span><text:span text:style-name="T15">=</text:span><text:span text:style-name="T5"> </text:span><text:span text:style-name="T24">""</text:span><text:span text:style-name="T5">;</text:span></text:p>
      <text:p text:style-name="P4">   <text:span text:style-name="T21">while</text:span><text:span text:style-name="T5"> (</text:span><text:span text:style-name="T3">$this</text:span><text:span text:style-name="T15">-&gt;</text:span><text:span text:style-name="T9">currentSpeed</text:span><text:span text:style-name="T5"> </text:span><text:span text:style-name="T15">&gt;</text:span><text:span text:style-name="T5"> </text:span><text:span text:style-name="T18">0</text:span><text:span text:style-name="T5">) {</text:span></text:p>
      <text:p text:style-name="P4">       <text:span text:style-name="T3">$this</text:span><text:span text:style-name="T15">-&gt;</text:span><text:span text:style-name="T9">currentSpeed</text:span><text:span text:style-name="T15">--</text:span><text:span text:style-name="T5">;</text:span></text:p>
      <text:p text:style-name="P4">       <text:span text:style-name="T9">$sentence</text:span><text:span text:style-name="T5"> </text:span><text:span text:style-name="T15">.=</text:span><text:span text:style-name="T5"> </text:span><text:span text:style-name="T24">"Brake !!!"</text:span><text:span text:style-name="T5">;</text:span></text:p>
      <text:p text:style-name="P4">   <text:span text:style-name="T5">}</text:span></text:p>
      <text:p text:style-name="P4">   <text:span text:style-name="T9">$sentence</text:span><text:span text:style-name="T5"> </text:span><text:span text:style-name="T15">.=</text:span><text:span text:style-name="T5"> </text:span><text:span text:style-name="T24">"I'm stopped !"</text:span><text:span text:style-name="T5">;</text:span></text:p>
      <text:p text:style-name="P4">   <text:span text:style-name="T21">return</text:span><text:span text:style-name="T5"> </text:span><text:span text:style-name="T9">$sentence</text:span><text:span text:style-name="T5">;</text:span></text:p>
      <text:p text:style-name="P2">}</text:p>
      <text:p text:style-name="P7"/>
      <text:p text:style-name="P2"><text:span text:style-name="T1">public</text:span> <text:span text:style-name="T1">function</text:span> <text:span text:style-name="T10">dump</text:span>()</text:p>
      <text:p text:style-name="P2">{</text:p>
      <text:p text:style-name="P4">    <text:span text:style-name="T12">var_dump</text:span><text:span text:style-name="T5">(</text:span><text:span text:style-name="T3">$this</text:span><text:span text:style-name="T5">);</text:span></text:p>
      <text:p text:style-name="P2">}</text:p>
      <text:p text:style-name="P7"/>
      <text:p text:style-name="P2"><text:span text:style-name="T1">public</text:span> <text:span text:style-name="T1">function</text:span> <text:span text:style-name="T10">getColor</text:span>()<text:span text:style-name="T13">:</text:span> <text:span text:style-name="T1">string</text:span></text:p>
      <text:p text:style-name="P2">{</text:p>
      <text:p text:style-name="P4">    <text:span text:style-name="T21">return</text:span><text:span text:style-name="T5"> </text:span><text:span text:style-name="T3">$this</text:span><text:span text:style-name="T15">-&gt;</text:span><text:span text:style-name="T9">color</text:span><text:span text:style-name="T5">;</text:span></text:p>
      <text:p text:style-name="P2">}</text:p>
      <text:p text:style-name="P7"/>
      <text:p text:style-name="P2"><text:span text:style-name="T1">public</text:span> <text:span text:style-name="T1">function</text:span> <text:span text:style-name="T10">setColor</text:span>(<text:span text:style-name="T1">string</text:span> <text:span text:style-name="T7">$color</text:span>)<text:span text:style-name="T13">:</text:span> <text:span text:style-name="T1">void</text:span></text:p>
      <text:p text:style-name="P2">{</text:p>
      <text:p text:style-name="P4">    <text:span text:style-name="T3">$this</text:span><text:span text:style-name="T15">-&gt;</text:span><text:span text:style-name="T9">color</text:span><text:span text:style-name="T5"> </text:span><text:span text:style-name="T15">=</text:span><text:span text:style-name="T5"> </text:span><text:span text:style-name="T9">$color</text:span><text:span text:style-name="T5">;</text:span></text:p>
      <text:p text:style-name="P2">}</text:p>
      <text:p text:style-name="P7"/>
      <text:p text:style-name="P2"><text:span text:style-name="T1">public</text:span> <text:span text:style-name="T1">function</text:span> <text:span text:style-name="T10">getCurrentSpeed</text:span>()<text:span text:style-name="T13">:</text:span> <text:span text:style-name="T1">int</text:span></text:p>
      <text:p text:style-name="P2">{</text:p>
      <text:p text:style-name="P4">    <text:span text:style-name="T21">return</text:span><text:span text:style-name="T5"> </text:span><text:span text:style-name="T3">$this</text:span><text:span text:style-name="T15">-&gt;</text:span><text:span text:style-name="T9">currentSpeed</text:span><text:span text:style-name="T5">;</text:span></text:p>
      <text:p text:style-name="P2"><text:soft-page-break/>}</text:p>
      <text:p text:style-name="P7"/>
      <text:p text:style-name="P2"><text:span text:style-name="T1">public</text:span> <text:span text:style-name="T1">function</text:span> <text:span text:style-name="T10">setCurrentSpeed</text:span>(<text:span text:style-name="T1">int</text:span> <text:span text:style-name="T7">$currentSpeed</text:span>)<text:span text:style-name="T13">:</text:span> <text:span text:style-name="T1">void</text:span></text:p>
      <text:p text:style-name="P2">{</text:p>
      <text:p text:style-name="P4">    <text:span text:style-name="T3">$this</text:span><text:span text:style-name="T15">-&gt;</text:span><text:span text:style-name="T9">currentSpeed</text:span><text:span text:style-name="T5"> </text:span><text:span text:style-name="T15">=</text:span><text:span text:style-name="T5"> </text:span><text:span text:style-name="T9">$currentSpeed</text:span><text:span text:style-name="T5">;</text:span></text:p>
      <text:p text:style-name="P2">}</text:p>
      <text:p text:style-name="P2">}</text:p>
      <text:p text:style-name="P8"/>
      <text:p text:style-name="P6">/* CLASS CAR*/</text:p>
      <text:p text:style-name="P2"><text:span text:style-name="T1">class</text:span> <text:span text:style-name="T4">Car</text:span> {</text:p>
      <text:p text:style-name="P4">    <text:span text:style-name="T3">private</text:span><text:span text:style-name="T5"> </text:span><text:span text:style-name="T3">int</text:span><text:span text:style-name="T5"> </text:span><text:span text:style-name="T9">$nbWheels</text:span><text:span text:style-name="T5">;</text:span></text:p>
      <text:p text:style-name="P4">    <text:span text:style-name="T3">private</text:span><text:span text:style-name="T5"> </text:span><text:span text:style-name="T3">int</text:span><text:span text:style-name="T5"> </text:span><text:span text:style-name="T9">$currentSpeed</text:span><text:span text:style-name="T5">;</text:span></text:p>
      <text:p text:style-name="P4">    <text:span text:style-name="T3">private</text:span><text:span text:style-name="T5"> </text:span><text:span text:style-name="T3">string</text:span><text:span text:style-name="T5"> </text:span><text:span text:style-name="T9">$color</text:span><text:span text:style-name="T5">;</text:span></text:p>
      <text:p text:style-name="P4">    <text:span text:style-name="T3">private</text:span><text:span text:style-name="T5"> </text:span><text:span text:style-name="T3">int</text:span><text:span text:style-name="T5"> </text:span><text:span text:style-name="T9">$nbSeats</text:span><text:span text:style-name="T5">;</text:span></text:p>
      <text:p text:style-name="P4">    <text:span text:style-name="T3">private</text:span><text:span text:style-name="T5"> </text:span><text:span text:style-name="T3">string</text:span><text:span text:style-name="T5"> </text:span><text:span text:style-name="T9">$energy</text:span><text:span text:style-name="T5">;</text:span></text:p>
      <text:p text:style-name="P4">    <text:span text:style-name="T3">private</text:span><text:span text:style-name="T5"> </text:span><text:span text:style-name="T3">int</text:span><text:span text:style-name="T5"> </text:span><text:span text:style-name="T9">$energyLevel</text:span><text:span text:style-name="T5">;</text:span></text:p>
      <text:p text:style-name="P7"/>
      <text:p text:style-name="P4">    <text:span text:style-name="T3">public</text:span><text:span text:style-name="T5"> </text:span><text:span text:style-name="T3">function</text:span><text:span text:style-name="T5"> </text:span><text:span text:style-name="T12">__construct</text:span><text:span text:style-name="T5">(</text:span><text:span text:style-name="T3">string</text:span><text:span text:style-name="T5"> </text:span><text:span text:style-name="T9">$color</text:span><text:span text:style-name="T5">, </text:span><text:span text:style-name="T3">int</text:span><text:span text:style-name="T5"> </text:span><text:span text:style-name="T9">$nbSeats</text:span><text:span text:style-name="T5">, </text:span><text:span text:style-name="T3">string</text:span><text:span text:style-name="T5"> </text:span><text:span text:style-name="T9">$energy</text:span><text:span text:style-name="T5">,  ) {</text:span></text:p>
      <text:p text:style-name="P4">        <text:span text:style-name="T3">$this</text:span><text:span text:style-name="T15">-&gt;</text:span><text:span text:style-name="T9">color</text:span><text:span text:style-name="T5"> </text:span><text:span text:style-name="T15">=</text:span><text:span text:style-name="T5"> </text:span><text:span text:style-name="T9">$color</text:span><text:span text:style-name="T5">;</text:span></text:p>
      <text:p text:style-name="P4">        <text:span text:style-name="T3">$this</text:span><text:span text:style-name="T15">-&gt;</text:span><text:span text:style-name="T9">nbSeats</text:span><text:span text:style-name="T5"> </text:span><text:span text:style-name="T15">=</text:span><text:span text:style-name="T5"> </text:span><text:span text:style-name="T9">$nbSeats</text:span><text:span text:style-name="T5">;</text:span></text:p>
      <text:p text:style-name="P4">        <text:span text:style-name="T3">$this</text:span><text:span text:style-name="T15">-&gt;</text:span><text:span text:style-name="T9">energy</text:span><text:span text:style-name="T5"> </text:span><text:span text:style-name="T15">=</text:span><text:span text:style-name="T5"> </text:span><text:span text:style-name="T9">$energy</text:span><text:span text:style-name="T5">;</text:span></text:p>
      <text:p text:style-name="P4">    <text:span text:style-name="T5">}</text:span></text:p>
      <text:p text:style-name="P8"/>
      <text:p text:style-name="P4">    <text:span text:style-name="T3">public</text:span><text:span text:style-name="T5"> </text:span><text:span text:style-name="T3">function</text:span><text:span text:style-name="T5"> </text:span><text:span text:style-name="T12">forward</text:span><text:span text:style-name="T5">()</text:span><text:span text:style-name="T15">:</text:span><text:span text:style-name="T5"> </text:span><text:span text:style-name="T3">string</text:span></text:p>
      <text:p text:style-name="P2">{</text:p>
      <text:p text:style-name="P4">    <text:span text:style-name="T3">$this</text:span><text:span text:style-name="T15">-&gt;</text:span><text:span text:style-name="T9">currentSpeed</text:span><text:span text:style-name="T5"> </text:span><text:span text:style-name="T15">=</text:span><text:span text:style-name="T5"> </text:span><text:span text:style-name="T18">15</text:span><text:span text:style-name="T5">;</text:span></text:p>
      <text:p text:style-name="P7"/>
      <text:p text:style-name="P4">    <text:span text:style-name="T21">return</text:span><text:span text:style-name="T5"> </text:span><text:span text:style-name="T24">"Go !"</text:span><text:span text:style-name="T5">;</text:span></text:p>
      <text:p text:style-name="P2">}</text:p>
      <text:p text:style-name="P7"/>
      <text:p text:style-name="P4">    <text:span text:style-name="T3">public</text:span><text:span text:style-name="T5"> </text:span><text:span text:style-name="T3">function</text:span><text:span text:style-name="T5"> </text:span><text:span text:style-name="T12">brake</text:span><text:span text:style-name="T5">()</text:span><text:span text:style-name="T15">:</text:span><text:span text:style-name="T5"> </text:span><text:span text:style-name="T3">string</text:span></text:p>
      <text:p text:style-name="P4">    <text:span text:style-name="T5">{</text:span></text:p>
      <text:p text:style-name="P4">    <text:span text:style-name="T9">$sentence</text:span><text:span text:style-name="T5"> </text:span><text:span text:style-name="T15">=</text:span><text:span text:style-name="T5"> </text:span><text:span text:style-name="T24">""</text:span><text:span text:style-name="T5">;</text:span></text:p>
      <text:p text:style-name="P4">    <text:span text:style-name="T21">while</text:span><text:span text:style-name="T5"> (</text:span><text:span text:style-name="T3">$this</text:span><text:span text:style-name="T15">-&gt;</text:span><text:span text:style-name="T9">currentSpeed</text:span><text:span text:style-name="T5"> </text:span><text:span text:style-name="T15">&gt;</text:span><text:span text:style-name="T5"> </text:span><text:span text:style-name="T18">0</text:span><text:span text:style-name="T5">) {</text:span></text:p>
      <text:p text:style-name="P4">        <text:span text:style-name="T3">$this</text:span><text:span text:style-name="T15">-&gt;</text:span><text:span text:style-name="T9">currentSpeed</text:span><text:span text:style-name="T15">--</text:span><text:span text:style-name="T5">;</text:span></text:p>
      <text:p text:style-name="P4">        <text:span text:style-name="T9">$sentence</text:span><text:span text:style-name="T5"> </text:span><text:span text:style-name="T15">.=</text:span><text:span text:style-name="T5"> </text:span><text:span text:style-name="T24">"Brake !!!"</text:span><text:span text:style-name="T5">;</text:span></text:p>
      <text:p text:style-name="P4">    <text:span text:style-name="T5">}</text:span></text:p>
      <text:p text:style-name="P4">    <text:span text:style-name="T9">$sentence</text:span><text:span text:style-name="T5"> </text:span><text:span text:style-name="T15">.=</text:span><text:span text:style-name="T5"> </text:span><text:span text:style-name="T24">"I'm stopped !"</text:span><text:span text:style-name="T5">;</text:span></text:p>
      <text:p text:style-name="P4">    <text:span text:style-name="T21">return</text:span><text:span text:style-name="T5"> </text:span><text:span text:style-name="T9">$sentence</text:span><text:span text:style-name="T5">;</text:span></text:p>
      <text:p text:style-name="P4">    <text:span text:style-name="T5">}</text:span></text:p>
      <text:p text:style-name="P7"/>
      <text:p text:style-name="P4">    <text:span text:style-name="T3">public</text:span><text:span text:style-name="T5"> </text:span><text:span text:style-name="T3">function</text:span><text:span text:style-name="T5"> </text:span><text:span text:style-name="T12">start</text:span><text:span text:style-name="T5">()</text:span><text:span text:style-name="T15">:</text:span><text:span text:style-name="T5"> </text:span><text:span text:style-name="T3">string</text:span><text:span text:style-name="T5"> </text:span></text:p>
      <text:p text:style-name="P4">    <text:span text:style-name="T5">{</text:span></text:p>
      <text:p text:style-name="P7"/>
      <text:p text:style-name="P4">    <text:span text:style-name="T5">}</text:span></text:p>
      <text:p text:style-name="P7"/>
      <text:p text:style-name="P4">    <text:span text:style-name="T3">public</text:span><text:span text:style-name="T5"> </text:span><text:span text:style-name="T3">function</text:span><text:span text:style-name="T5"> </text:span><text:span text:style-name="T12">getNbWheels</text:span><text:span text:style-name="T5">()</text:span><text:span text:style-name="T15">:</text:span><text:span text:style-name="T3">int</text:span><text:span text:style-name="T5"> </text:span></text:p>
      <text:p text:style-name="P4">    <text:span text:style-name="T5">{</text:span></text:p>
      <text:p text:style-name="P4"><text:soft-page-break/>        <text:span text:style-name="T21">return</text:span><text:span text:style-name="T5"> </text:span><text:span text:style-name="T3">$this</text:span><text:span text:style-name="T15">-&gt;</text:span><text:span text:style-name="T9">NbWheels</text:span><text:span text:style-name="T5">;</text:span></text:p>
      <text:p text:style-name="P4">    <text:span text:style-name="T5">}</text:span></text:p>
      <text:p text:style-name="P8"/>
      <text:p text:style-name="P4">    <text:span text:style-name="T3">public</text:span><text:span text:style-name="T5"> </text:span><text:span text:style-name="T3">function</text:span><text:span text:style-name="T5"> </text:span><text:span text:style-name="T12">getCurentSpeed</text:span><text:span text:style-name="T5">()</text:span><text:span text:style-name="T15">:</text:span><text:span text:style-name="T5"> </text:span><text:span text:style-name="T3">int</text:span><text:span text:style-name="T5"> </text:span></text:p>
      <text:p text:style-name="P4">    <text:span text:style-name="T5">{</text:span></text:p>
      <text:p text:style-name="P4">        <text:span text:style-name="T21">return</text:span><text:span text:style-name="T5"> </text:span><text:span text:style-name="T3">$this</text:span><text:span text:style-name="T15">-&gt;</text:span><text:span text:style-name="T9">currentSpeed</text:span><text:span text:style-name="T5">;</text:span></text:p>
      <text:p text:style-name="P7"/>
      <text:p text:style-name="P4">    <text:span text:style-name="T5">}</text:span></text:p>
      <text:p text:style-name="P8"/>
      <text:p text:style-name="P4">    <text:span text:style-name="T3">public</text:span><text:span text:style-name="T5"> </text:span><text:span text:style-name="T3">function</text:span><text:span text:style-name="T5"> </text:span><text:span text:style-name="T12">getColor</text:span><text:span text:style-name="T5">()</text:span><text:span text:style-name="T15">:</text:span><text:span text:style-name="T5"> </text:span><text:span text:style-name="T3">string</text:span><text:span text:style-name="T5"> </text:span></text:p>
      <text:p text:style-name="P4">    <text:span text:style-name="T5">{</text:span></text:p>
      <text:p text:style-name="P4">        <text:span text:style-name="T21">return</text:span><text:span text:style-name="T5"> </text:span><text:span text:style-name="T3">$this</text:span><text:span text:style-name="T15">-&gt;</text:span><text:span text:style-name="T9">color</text:span><text:span text:style-name="T5">;</text:span></text:p>
      <text:p text:style-name="P7"/>
      <text:p text:style-name="P4">    <text:span text:style-name="T5">}</text:span></text:p>
      <text:p text:style-name="P7"/>
      <text:p text:style-name="P4">    <text:span text:style-name="T3">public</text:span><text:span text:style-name="T5"> </text:span><text:span text:style-name="T3">function</text:span><text:span text:style-name="T5"> </text:span><text:span text:style-name="T12">getNbSeats</text:span><text:span text:style-name="T5">()</text:span><text:span text:style-name="T15">:</text:span><text:span text:style-name="T5"> </text:span><text:span text:style-name="T3">int</text:span></text:p>
      <text:p text:style-name="P4">    <text:span text:style-name="T5">{</text:span></text:p>
      <text:p text:style-name="P4">        <text:span text:style-name="T21">return</text:span><text:span text:style-name="T5"> </text:span><text:span text:style-name="T3">$this</text:span><text:span text:style-name="T15">-&gt;</text:span><text:span text:style-name="T9">nbSeats</text:span><text:span text:style-name="T5">;</text:span></text:p>
      <text:p text:style-name="P7"/>
      <text:p text:style-name="P4">    <text:span text:style-name="T5">}</text:span></text:p>
      <text:p text:style-name="P7"/>
      <text:p text:style-name="P4">    <text:span text:style-name="T3">public</text:span><text:span text:style-name="T5"> </text:span><text:span text:style-name="T3">function</text:span><text:span text:style-name="T5"> </text:span><text:span text:style-name="T12">getEnergy</text:span><text:span text:style-name="T5">()</text:span><text:span text:style-name="T15">:</text:span><text:span text:style-name="T5"> </text:span><text:span text:style-name="T3">string</text:span><text:span text:style-name="T5"> </text:span></text:p>
      <text:p text:style-name="P4">    <text:span text:style-name="T5">{</text:span></text:p>
      <text:p text:style-name="P4">        <text:span text:style-name="T21">return</text:span><text:span text:style-name="T5"> </text:span><text:span text:style-name="T3">$this</text:span><text:span text:style-name="T15">-&gt;</text:span><text:span text:style-name="T9">energy</text:span><text:span text:style-name="T5">;</text:span></text:p>
      <text:p text:style-name="P7"/>
      <text:p text:style-name="P4">    <text:span text:style-name="T5">}</text:span></text:p>
      <text:p text:style-name="P7"/>
      <text:p text:style-name="P4">    <text:span text:style-name="T3">public</text:span><text:span text:style-name="T5"> </text:span><text:span text:style-name="T3">function</text:span><text:span text:style-name="T5"> </text:span><text:span text:style-name="T12">getEnergyLevel</text:span><text:span text:style-name="T5">()</text:span><text:span text:style-name="T15">:</text:span><text:span text:style-name="T5"> </text:span><text:span text:style-name="T3">int</text:span><text:span text:style-name="T5"> </text:span></text:p>
      <text:p text:style-name="P4">    <text:span text:style-name="T5">{</text:span></text:p>
      <text:p text:style-name="P4">        </text:p>
      <text:p text:style-name="P4">    <text:span text:style-name="T5">}</text:span></text:p>
      <text:p text:style-name="P7"/>
      <text:p text:style-name="P2">}</text:p>
      <text:p text:style-name="P7"/>
      <text:p text:style-name="P2"><text:span text:style-name="T1">?&gt;</text:span></text:p>
      <text:p text:style-name="P9"/>
      <text:p text:style-name="P9"/>
      <text:p text:style-name="P9">FICHIER INDEX.PHP</text:p>
      <text:p text:style-name="P9"/>
      <text:p text:style-name="P5">&lt;?php</text:p>
      <text:p text:style-name="P6">/* Je connecte mes fichiers entre eux */</text:p>
      <text:p text:style-name="P2"><text:span text:style-name="T19">require_once</text:span> <text:span text:style-name="T22">'Bicycle.php'</text:span>;</text:p>
      <text:p text:style-name="P7"/>
      <text:p text:style-name="P6">/* J'instance mon premier objet CAR grâce à la classe CAR*/</text:p>
      <text:p text:style-name="P2"><text:span text:style-name="T7">$car</text:span> <text:span text:style-name="T13">=</text:span> <text:span text:style-name="T1">new</text:span> <text:span text:style-name="T4">Car</text:span>();</text:p>
      <text:p text:style-name="P7"/>
      <text:p text:style-name="P6">/*Je demande d'afficher mon objet*/</text:p>
      <text:p text:style-name="P2"><text:span text:style-name="T10">var_dump</text:span>(<text:span text:style-name="T7">$car</text:span>);</text:p>
      <text:p text:style-name="P7"/>
      <text:p text:style-name="P2"><text:soft-page-break/><text:span text:style-name="T10">echo</text:span> <text:span text:style-name="T7">$car</text:span><text:span text:style-name="T13">-&gt;</text:span><text:span text:style-name="T7">getColor</text:span>;</text:p>
      <text:p text:style-name="P8"/>
      <text:p text:style-name="P6">/* J'instance mon premier objet grâce à la classe Bicycle*/</text:p>
      <text:p text:style-name="P2"><text:span text:style-name="T7">$bike</text:span> <text:span text:style-name="T13">=</text:span> <text:span text:style-name="T1">new</text:span> <text:span text:style-name="T4">Bicycle</text:span>();</text:p>
      <text:p text:style-name="P7"/>
      <text:p text:style-name="P6">/* Je demande d'afficher mon objet $bike*/</text:p>
      <text:p text:style-name="P2"><text:span text:style-name="T10">var_dump</text:span>(<text:span text:style-name="T7">$bike</text:span>);</text:p>
      <text:p text:style-name="P8"/>
      <text:p text:style-name="P6">/* Je définis des attributs à mon objet $bike*/</text:p>
      <text:p text:style-name="P2"><text:span text:style-name="T7">$bike</text:span><text:span text:style-name="T13">-&gt;</text:span><text:span text:style-name="T7">color</text:span><text:span text:style-name="T13">=</text:span> <text:span text:style-name="T22">'blue'</text:span>;</text:p>
      <text:p text:style-name="P2"><text:span text:style-name="T7">$bike</text:span><text:span text:style-name="T13">-&gt;</text:span><text:span text:style-name="T7">currentSpeed</text:span> <text:span text:style-name="T13">=</text:span> <text:span text:style-name="T16">0</text:span>;</text:p>
      <text:p text:style-name="P2"><text:span text:style-name="T10">var_dump</text:span>(<text:span text:style-name="T7">$bike</text:span>);</text:p>
      <text:p text:style-name="P7"/>
      <text:p text:style-name="P6">// Moving bike</text:p>
      <text:p text:style-name="P2"><text:span text:style-name="T10">echo</text:span> <text:span text:style-name="T7">$bike</text:span><text:span text:style-name="T13">-&gt;</text:span><text:span text:style-name="T10">forward</text:span>();</text:p>
      <text:p text:style-name="P2"><text:span text:style-name="T10">echo</text:span> <text:span text:style-name="T22">'&lt;br&gt; Vitesse du vélo : '</text:span> <text:span text:style-name="T13">.</text:span> <text:span text:style-name="T7">$bike</text:span><text:span text:style-name="T13">-&gt;</text:span><text:span text:style-name="T7">currentSpeed</text:span> <text:span text:style-name="T13">.</text:span> <text:span text:style-name="T22">' km/h'</text:span> <text:span text:style-name="T13">.</text:span> <text:span text:style-name="T22">'&lt;br&gt;'</text:span>;</text:p>
      <text:p text:style-name="P2"><text:span text:style-name="T10">echo</text:span> <text:span text:style-name="T7">$bike</text:span><text:span text:style-name="T13">-&gt;</text:span><text:span text:style-name="T10">brake</text:span>();</text:p>
      <text:p text:style-name="P2"><text:span text:style-name="T10">echo</text:span> <text:span text:style-name="T22">'&lt;br&gt; Vitesse du vélo : '</text:span> <text:span text:style-name="T13">.</text:span> <text:span text:style-name="T7">$bike</text:span><text:span text:style-name="T13">-&gt;</text:span><text:span text:style-name="T7">currentSpeed</text:span> <text:span text:style-name="T13">.</text:span> <text:span text:style-name="T22">' km/h'</text:span> <text:span text:style-name="T13">.</text:span> <text:span text:style-name="T22">'&lt;br&gt;'</text:span>;</text:p>
      <text:p text:style-name="P2"><text:span text:style-name="T10">echo</text:span> <text:span text:style-name="T7">$bike</text:span><text:span text:style-name="T13">-&gt;</text:span><text:span text:style-name="T10">brake</text:span>();</text:p>
      <text:p text:style-name="P7"/>
      <text:p text:style-name="P2"><text:span text:style-name="T1">?&gt;</text:span></text:p>
      <text:p text:style-name="P3"><text:line-break/>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1T21:29:45.362000000</meta:creation-date>
    <dc:date>2021-10-11T21:49:03.342000000</dc:date>
    <meta:editing-duration>PT9M7S</meta:editing-duration>
    <meta:editing-cycles>1</meta:editing-cycles>
    <meta:document-statistic meta:table-count="0" meta:image-count="0" meta:object-count="0" meta:page-count="4" meta:paragraph-count="130" meta:word-count="361" meta:character-count="2784" meta:non-whitespace-character-count="2195"/>
    <meta:generator>LibreOffice/7.2.1.2$Windows_X86_64 LibreOffice_project/87b77fad49947c1441b67c559c339af8f3517e22</meta:generator>
  </office:meta>
</office:document-meta>
</file>